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c92" officeooo:paragraph-rsid="00155c92"/>
    </style:style>
    <style:style style:name="P2" style:family="paragraph" style:parent-style-name="Standard">
      <style:text-properties officeooo:rsid="00171ec5" officeooo:paragraph-rsid="00171ec5"/>
    </style:style>
    <style:style style:name="P3" style:family="paragraph" style:parent-style-name="Standard">
      <style:text-properties officeooo:rsid="0018f4d0" officeooo:paragraph-rsid="0018f4d0"/>
    </style:style>
    <style:style style:name="P4" style:family="paragraph" style:parent-style-name="Standard">
      <style:text-properties officeooo:rsid="001928e6" officeooo:paragraph-rsid="001928e6"/>
    </style:style>
    <style:style style:name="P5" style:family="paragraph" style:parent-style-name="Standard">
      <style:text-properties officeooo:rsid="0019c9a5" officeooo:paragraph-rsid="0019c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126 Exam 1 Key</text:p>
      <text:p text:style-name="P1"/>
      <text:p text:style-name="P1">1) <text:s/>(1,2,6) , (2,5,4) , (4,2,3)</text:p>
      <text:p text:style-name="P1"/>
      <text:p text:style-name="P1">2) (2, 5)</text:p>
      <text:p text:style-name="P1"/>
      <text:p text:style-name="P1">3) (a) dog and cat doesnt have quote around it</text:p>
      <text:p text:style-name="P1"/>
      <text:p text:style-name="P1">4) (c) (6,2)</text:p>
      <text:p text:style-name="P1"/>
      <text:p text:style-name="P1">5) (c) U is a 1-1 relationship and S is a many-1 relationship, but not 1-1</text:p>
      <text:p text:style-name="P1"/>
      <text:p text:style-name="P1">6) Six Tuples</text:p>
      <text:p text:style-name="P1"/>
      <text:p text:style-name="P2">7) A &amp; C</text:p>
      <text:p text:style-name="P2"/>
      <text:p text:style-name="P3">8) 3</text:p>
      <text:p text:style-name="P3"/>
      <text:p text:style-name="P3">9) (b)</text:p>
      <text:p text:style-name="P3"/>
      <text:p text:style-name="P3">10) (a)</text:p>
      <text:p text:style-name="P3"/>
      <text:p text:style-name="P3">11) (c)</text:p>
      <text:p text:style-name="P3"/>
      <text:p text:style-name="P3">12) (b)</text:p>
      <text:p text:style-name="P3"/>
      <text:p text:style-name="P3">13)</text:p>
      <text:p text:style-name="P3">(a) Books: Minimum 3, maximum 18</text:p>
      <text:p text:style-name="P3">(b) Readers: Minimum 0, maximum 72</text:p>
      <text:p text:style-name="P3">(c) Books: Minimum 2, maximum unlimited</text:p>
      <text:p text:style-name="P3">(d) Authors: Minimum 1, maximum unlimited</text:p>
      <text:p text:style-name="P3"/>
      <text:p text:style-name="P3">14) (c)</text:p>
      <text:p text:style-name="P3"/>
      <text:p text:style-name="P3">15) (d)</text:p>
      <text:p text:style-name="P3"/>
      <text:p text:style-name="P4">16) (c)</text:p>
      <text:p text:style-name="P4">Q1: R + S – T</text:p>
      <text:p text:style-name="P4">Q2: R – T + S – T = R + S – 2T</text:p>
      <text:p text:style-name="P4"/>
      <text:p text:style-name="P4">17) (c)</text:p>
      <text:p text:style-name="P4"/>
      <text:p text:style-name="P4">18) (b)</text:p>
      <text:p text:style-name="P4"/>
      <text:p text:style-name="P5">19) (a)</text:p>
      <text:p text:style-name="P5"/>
      <text:p text:style-name="P5">20) (b)</text:p>
      <text:p text:style-name="P5"/>
      <text:p text:style-name="P5">21) (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39:50.397000000</meta:creation-date>
    <dc:date>2015-03-17T13:20:50.986000000</dc:date>
    <meta:editing-duration>PT10M38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8" meta:word-count="117" meta:character-count="491" meta:non-whitespace-character-count="397"/>
  </office:meta>
</office:document-meta>
</file>